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4156af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rsid="003e497b" officeooo:paragraph-rsid="004601d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75d37" officeooo:paragraph-rsid="00475d37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paragraph-rsid="004a0e3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nux Libertine O" officeooo:paragraph-rsid="003e497b"/>
    </style:style>
    <style:style style:name="P11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12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13" style:family="paragraph" style:parent-style-name="Standard">
      <style:paragraph-properties fo:text-align="justify" style:justify-single-word="false"/>
      <style:text-properties style:font-name="Linux Libertine O" officeooo:rsid="00475d37" officeooo:paragraph-rsid="00475d37"/>
    </style:style>
    <style:style style:name="P14" style:family="paragraph" style:parent-style-name="Standard">
      <style:paragraph-properties fo:text-align="justify" style:justify-single-word="false"/>
      <style:text-properties style:font-name="Linux Libertine O" style:text-underline-style="solid" style:text-underline-width="auto" style:text-underline-color="font-color" officeooo:rsid="004156af" officeooo:paragraph-rsid="004156af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53f9b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4156af"/>
    </style:style>
    <style:style style:name="P20" style:family="paragraph" style:parent-style-name="Heading_20_3">
      <style:text-properties officeooo:paragraph-rsid="0053f9bf"/>
    </style:style>
    <style:style style:name="P2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17e44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4d819e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529c8f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479437"/>
    </style:style>
    <style:style style:name="T11" style:family="text">
      <style:text-properties officeooo:rsid="001744a1"/>
    </style:style>
    <style:style style:name="T12" style:family="text">
      <style:text-properties officeooo:rsid="0041665f"/>
    </style:style>
    <style:style style:name="T13" style:family="text">
      <style:text-properties officeooo:rsid="00445187"/>
    </style:style>
    <style:style style:name="T14" style:family="text">
      <style:text-properties officeooo:rsid="00451f7e"/>
    </style:style>
    <style:style style:name="T15" style:family="text">
      <style:text-properties officeooo:rsid="004a0e31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4156af"/>
    </style:style>
    <style:style style:name="T18" style:family="text">
      <style:text-properties style:text-underline-style="none" officeooo:rsid="004f448d"/>
    </style:style>
    <style:style style:name="T19" style:family="text">
      <style:text-properties officeooo:rsid="0053f9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Uso <text:span text:style-name="T3">de</text:span> <text:span text:style-name="T17">containers</text:span><text:span text:style-name="T4"> LXC </text:span></text:h>
      <text:p text:style-name="Heading_20_2">Preparar el entorno de trabajo</text:p>
      <text:p text:style-name="P4">Intalar LXC y la herramienta LXCTL (virsh está instalado de la práctica anterior)</text:p>
      <text:p text:style-name="P7"><text:span text:style-name="T14">sudo apt-get install lxc lxc-templates debootstrap</text:span> <text:span text:style-name="T14">lxctl</text:span></text:p>
      <text:p text:style-name="P10"/>
      <text:p text:style-name="P11">Para verificar que todo está OK:</text:p>
      <text:p text:style-name="P6">lxc-checkconfig </text:p>
      <text:p text:style-name="Heading_20_2">Comandos básicos de LXC</text:p>
      <text:p text:style-name="P12">Ejecute <text:span text:style-name="T12">los siguientes comando</text:span> en una consola <text:span text:style-name="T11">y explique que es lo que hacen usando la </text:span><text:a xlink:type="simple" xlink:href="https://help.ubuntu.com/16.04/serverguide/lxc.html" text:style-name="Internet_20_link" text:visited-style-name="Visited_20_Internet_20_Link"><text:span text:style-name="T11">documentación de LXC</text:span></text:a><text:span text:style-name="T11"> y las diapositivas de clase.</text:span></text:p>
      <text:p text:style-name="Heading_20_3">Crear container </text:p>
      <text:p text:style-name="P6">sudo lxc-create -n ubuntu_lxc -t ubuntu -- -a <text:span text:style-name="T10">amd64</text:span> -r <text:span text:style-name="T10">trusty</text:span> </text:p>
      <text:p text:style-name="P11"/>
      <text:p text:style-name="Heading_20_3">Iniciar en primer plano </text:p>
      <text:p text:style-name="P6">sudo lxc-start -n ubuntu_lxc </text:p>
      <text:p text:style-name="P11"/>
      <text:p text:style-name="Heading_20_3">Inic<text:span text:style-name="T19">i</text:span>ar en modo dettached </text:p>
      <text:p text:style-name="P6">sudo lxc-start -d -n ubuntu_lxc </text:p>
      <text:p text:style-name="P11"/>
      <text:p text:style-name="P20">In<text:span text:style-name="T19">gresar a la consola del container</text:span></text:p>
      <text:p text:style-name="P18">sudo lxc-<text:span text:style-name="T19">attach</text:span> -n ubuntu_lxc </text:p>
      <text:p text:style-name="P11"/>
      <text:p text:style-name="P11">CTRL+a q para salir de la consola </text:p>
      <text:p text:style-name="P11"/>
      <text:p text:style-name="Heading_20_3">Listar containers </text:p>
      <text:p text:style-name="P6">sudo lxc-ls -f </text:p>
      <text:p text:style-name="P11"/>
      <text:p text:style-name="Heading_20_3">Acceso al rootfs del container </text:p>
      <text:p text:style-name="P6">sudo ls /var/lib/lxc/ubuntu_lxc/rootfs/home/ubuntu </text:p>
      <text:p text:style-name="P11"/>
      <text:p text:style-name="Heading_20_3">Pausar/Reanudar un container </text:p>
      <text:p text:style-name="P6">sudo lxc-freeze -n ubuntu_lxc </text:p>
      <text:p text:style-name="P11"/>
      <text:p text:style-name="P6">sudo lxc-unfreeze -n ubuntu_lxc </text:p>
      <text:p text:style-name="P19"/>
      <text:p text:style-name="P15">Clonar un container </text:p>
      <text:p text:style-name="P6">sudo lxc-stop -n ubuntu_lxc </text:p>
      <text:p text:style-name="P6">sudo lxc-clone -o ubuntu_lxc -n <text:span text:style-name="T16">ubuntu_</text:span><text:span text:style-name="T18">trusty</text:span><text:span text:style-name="T16">_lts</text:span> </text:p>
      <text:p text:style-name="P11"/>
      <text:p text:style-name="P6">sudo lxc-ls -f </text:p>
      <text:p text:style-name="P14"/>
      <text:p text:style-name="Heading_20_3">Configuracion general del container</text:p>
      <text:p text:style-name="P6">sudo cat /var/lib/lxc/ubuntu_lxc/config </text:p>
      <text:p text:style-name="P11"/>
      <text:p text:style-name="P13">Para más información sobre las opciones que pueden ir en este archivo hacer:</text:p>
      <text:p text:style-name="P8">man 5 lxc.container.conf</text:p>
      <text:p text:style-name="Heading_20_3">Configuracion de los filesystems </text:p>
      <text:p text:style-name="P6">sudo cat /var/lib/lxc/ubuntu_lxc/fstab </text:p>
      <text:p text:style-name="P11"/>
      <text:p text:style-name="Heading_20_3">Otros comandos:</text:p>
      <text:p text:style-name="P6">lxc-destroy </text:p>
      <text:p text:style-name="P6">lxc-autostart </text:p>
      <text:p text:style-name="P6">lxc-snapshot</text:p>
      <text:p text:style-name="Text_20_body"/>
      <text:p text:style-name="Heading_20_2"/>
      <text:p text:style-name="P16">Interfaces para interactuar con container LXC </text:p>
      <text:p text:style-name="Standard"/>
      <text:p text:style-name="Standard">LXCTL <text:a xlink:type="simple" xlink:href="https://github.com/lxctl/lxctl" text:style-name="Internet_20_link" text:visited-style-name="Visited_20_Internet_20_Link"><text:span text:style-name="T13">https://github.com/lxctl/lxctl</text:span></text:a></text:p>
      <text:p text:style-name="Standard">Virsh <text:a xlink:type="simple" xlink:href="http://blog.scottlowe.org/2013/11/27/linux-containers-via-lxc-and-libvirt/" text:style-name="Internet_20_link" text:visited-style-name="Visited_20_Internet_20_Link">http://blog.scottlowe.org/2013/11/27/linux-containers-via-lxc-and-libvirt/</text:a> </text:p>
      <text:p text:style-name="Heading_20_3">Crear la template por defecto:</text:p>
      <text:p text:style-name="P5">sudo pico /etc/libvirt/lxc-template.xml </text:p>
      <text:p text:style-name="Standard">con el contenido: </text:p>
      <text:p text:style-name="Standard">-- </text:p>
      <text:p text:style-name="P5">&lt;domain type='lxc'&gt; </text:p>
      <text:p text:style-name="P5"><text:s text:c="2"/>&lt;name&gt;REPLACE&lt;/name&gt; </text:p>
      <text:p text:style-name="P5"><text:s text:c="2"/>&lt;memory&gt;327680&lt;/memory&gt; </text:p>
      <text:p text:style-name="P5"><text:s text:c="2"/>&lt;os&gt; </text:p>
      <text:p text:style-name="P5"><text:s text:c="4"/>&lt;type&gt;exe&lt;/type&gt; </text:p>
      <text:p text:style-name="P5"><text:s text:c="4"/>&lt;init&gt;/sbin/init&lt;/init&gt; </text:p>
      <text:p text:style-name="P5"><text:s text:c="2"/>&lt;/os&gt; </text:p>
      <text:p text:style-name="P5"><text:s text:c="2"/>&lt;vcpu&gt;1&lt;/vcpu&gt; </text:p>
      <text:p text:style-name="P5"><text:s text:c="2"/>&lt;clock offset='utc'/&gt; </text:p>
      <text:p text:style-name="P5"><text:s text:c="2"/>&lt;on_poweroff&gt;destroy&lt;/on_poweroff&gt; </text:p>
      <text:p text:style-name="P5"><text:s text:c="2"/>&lt;on_reboot&gt;restart&lt;/on_reboot&gt; </text:p>
      <text:p text:style-name="P5"><text:s text:c="2"/>&lt;on_crash&gt;destroy&lt;/on_crash&gt; </text:p>
      <text:p text:style-name="P5"><text:s text:c="2"/>&lt;devices&gt; </text:p>
      <text:p text:style-name="P5"><text:s text:c="4"/>&lt;emulator&gt;/usr/lib/libvirt/libvirt_lxc&lt;/emulator&gt; </text:p>
      <text:p text:style-name="P5"><text:s text:c="4"/>&lt;filesystem type='mount'&gt; </text:p>
      <text:p text:style-name="P5"><text:s text:c="6"/>&lt;source dir='/var/lib/lxc/REPLACE/rootfs'/&gt; </text:p>
      <text:p text:style-name="P5"><text:s text:c="6"/>&lt;target dir='/'/&gt; </text:p>
      <text:p text:style-name="P5"><text:s text:c="4"/>&lt;/filesystem&gt; </text:p>
      <text:p text:style-name="P5"><text:s text:c="4"/>&lt;interface type='network'&gt; </text:p>
      <text:p text:style-name="P5"><text:s text:c="6"/>&lt;source network='default'/&gt; </text:p>
      <text:p text:style-name="P5"><text:s text:c="4"/>&lt;/interface&gt; </text:p>
      <text:p text:style-name="P5"><text:s text:c="4"/>&lt;console type='pty'/&gt; </text:p>
      <text:p text:style-name="P5"><text:s text:c="2"/>&lt;/devices&gt; </text:p>
      <text:p text:style-name="P5">&lt;/domain&gt; </text:p>
      <text:p text:style-name="Standard">-- </text:p>
      <text:p text:style-name="Heading_20_3">Crear una <text:span text:style-name="T14">configuración</text:span> a partir de la template </text:p>
      <text:p text:style-name="P5"/>
      <text:p text:style-name="P9">sudo sed 's/REPLACE/ubuntu_lxc/g' /etc/libvirt/lxc-template.xml | <text:span text:style-name="T15">\</text:span> sudo tee /var/lib/lxc/ubuntu_lxc/ubuntu_lxc.xml &gt; /dev/null </text:p>
      <text:p text:style-name="Heading_20_2">Creando una máquina a partir de la configuración </text:p>
      <text:p text:style-name="P5"/>
      <text:p text:style-name="P5">sudo virsh -c lxc:// define /var/lib/lxc/ubuntu_lxc/ubuntu_lxc.xml </text:p>
      <text:p text:style-name="P5">virsh -c lxc:// list --all </text:p>
      <text:p text:style-name="P5">virsh -c lxc:// console ubuntu_lxc </text:p>
      <text:p text:style-name="Standard">Para salir de la consola CTRL+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17e44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4d819e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529c8f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6</text:span> - Uso <text:span text:style-name="MT3">de</text:span> <text:span text:style-name="MT4">containers LXC 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8</text:span><text:span text:style-name="MT7"><text:tab/></text:span><text:span text:style-name="Page_20_Number"><text:span text:style-name="MT5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6 - Uso de containers LXC </dc:title>
    <dc:subject>Containers LXC</dc:subject>
    <meta:initial-creator>Gabriel </meta:initial-creator>
    <meta:creation-date>2015-03-25T17:24:42.108309479</meta:creation-date>
    <dc:language>en-US</dc:language>
    <meta:editing-cycles>39</meta:editing-cycles>
    <meta:editing-duration>P1DT1H59M4S</meta:editing-duration>
    <dc:date>2018-05-02T08:11:32.069331592</dc:date>
    <meta:keyword>consolidacion tics containers lxc</meta:keyword>
    <meta:document-statistic meta:table-count="0" meta:image-count="0" meta:object-count="0" meta:page-count="3" meta:paragraph-count="80" meta:word-count="315" meta:character-count="2677" meta:non-whitespace-character-count="2307"/>
    <meta:user-defined meta:name="Info 1"/>
    <meta:user-defined meta:name="Info 2"/>
    <meta:user-defined meta:name="Info 3"/>
    <meta:user-defined meta:name="Info 4"/>
  </office:meta>
</office:document-meta>
</file>